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P3" table:style-name="ta1">
        <table:shapes>
          <draw:frame draw:z-index="0" draw:style-name="gr1" draw:text-style-name="P1" svg:width="6.2988in" svg:height="3.5429in" svg:x="5.6441in" svg:y="0.3531in">
            <draw:object draw:notify-on-update-of-ranges="LAP3.C6:LAP3.C14 LAP3.D5:LAP3.D5 LAP3.D6:LAP3.D14 LAP3.C6:LAP3.C14 LAP3.E5:LAP3.E5 LAP3.E6:LAP3.E14 LAP3.C6:LAP3.C14 LAP3.F5:LAP3.F5 LAP3.F6:LAP3.F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ples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ubound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E6]-5.4563372477896" office:value-type="float" office:value="1.8536627522104" calcext:value-type="float">
            <text:p>1.8536627522104</text:p>
          </table:table-cell>
          <table:table-cell office:value-type="float" office:value="7.31" calcext:value-type="float">
            <text:p>7.31</text:p>
          </table:table-cell>
          <table:table-cell table:formula="of:=[.E6]+5.4563372477896" office:value-type="float" office:value="12.7663372477896" calcext:value-type="float">
            <text:p>12.766337247789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E7]-5.00354419841122" office:value-type="float" office:value="3.06645580158878" calcext:value-type="float">
            <text:p>3.06645580158878</text:p>
          </table:table-cell>
          <table:table-cell office:value-type="float" office:value="8.07" calcext:value-type="float">
            <text:p>8.07</text:p>
          </table:table-cell>
          <table:table-cell table:formula="of:=[.E7]+5.00354419841122" office:value-type="float" office:value="13.0735441984112" calcext:value-type="float">
            <text:p>13.073544198411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E8]-4.93652640317997" office:value-type="float" office:value="3.18347359682003" calcext:value-type="float">
            <text:p>3.18347359682003</text:p>
          </table:table-cell>
          <table:table-cell office:value-type="float" office:value="8.12" calcext:value-type="float">
            <text:p>8.12</text:p>
          </table:table-cell>
          <table:table-cell table:formula="of:=[.E8]+4.93652640317997" office:value-type="float" office:value="13.05652640318" calcext:value-type="float">
            <text:p>13.05652640318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E9]-5.57958037595276" office:value-type="float" office:value="3.28041962404724" calcext:value-type="float">
            <text:p>3.28041962404724</text:p>
          </table:table-cell>
          <table:table-cell office:value-type="float" office:value="8.86" calcext:value-type="float">
            <text:p>8.86</text:p>
          </table:table-cell>
          <table:table-cell table:formula="of:=[.E9]+5.57958037595276" office:value-type="float" office:value="14.4395803759528" calcext:value-type="float">
            <text:p>14.4395803759528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E10]-4.38965726556082" office:value-type="float" office:value="4.55034273443918" calcext:value-type="float">
            <text:p>4.55034273443918</text:p>
          </table:table-cell>
          <table:table-cell office:value-type="float" office:value="8.94" calcext:value-type="float">
            <text:p>8.94</text:p>
          </table:table-cell>
          <table:table-cell table:formula="of:=[.E10]+4.38965726556082" office:value-type="float" office:value="13.3296572655608" calcext:value-type="float">
            <text:p>13.3296572655608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E11]-4.87520007359449" office:value-type="float" office:value="5.11479992640551" calcext:value-type="float">
            <text:p>5.11479992640551</text:p>
          </table:table-cell>
          <table:table-cell office:value-type="float" office:value="9.99" calcext:value-type="float">
            <text:p>9.99</text:p>
          </table:table-cell>
          <table:table-cell table:formula="of:=[.E11]+4.87520007359449" office:value-type="float" office:value="14.8652000735945" calcext:value-type="float">
            <text:p>14.865200073594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E12]-4.9560352322565" office:value-type="float" office:value="5.8996348708363" calcext:value-type="float">
            <text:p>5.8996348708363</text:p>
          </table:table-cell>
          <table:table-cell office:value-type="float" office:value="10.8556701030928" calcext:value-type="float">
            <text:p>10.8556701030928</text:p>
          </table:table-cell>
          <table:table-cell table:formula="of:=[.E12]+4.9560352322565" office:value-type="float" office:value="15.8117053353493" calcext:value-type="float">
            <text:p>15.8117053353493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E13]-4.87883693396066" office:value-type="float" office:value="5.80157543717334" calcext:value-type="float">
            <text:p>5.80157543717334</text:p>
          </table:table-cell>
          <table:table-cell office:value-type="float" office:value="10.680412371134" calcext:value-type="float">
            <text:p>10.680412371134</text:p>
          </table:table-cell>
          <table:table-cell table:formula="of:=[.E13]+4.87883693396066" office:value-type="float" office:value="15.5592493050947" calcext:value-type="float">
            <text:p>15.559249305094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E14]-4.90029857293067" office:value-type="float" office:value="6.23799929940973" calcext:value-type="float">
            <text:p>6.23799929940973</text:p>
          </table:table-cell>
          <table:table-cell office:value-type="float" office:value="11.1382978723404" calcext:value-type="float">
            <text:p>11.1382978723404</text:p>
          </table:table-cell>
          <table:table-cell table:formula="of:=[.E14]+4.90029857293067" office:value-type="float" office:value="16.0385964452711" calcext:value-type="float">
            <text:p>16.0385964452711</text:p>
          </table:table-cell>
        </table:table-row>
      </table:table>
      <table:table table:name="MCTS" table:style-name="ta1">
        <table:shapes>
          <draw:frame draw:z-index="0" draw:style-name="gr1" draw:text-style-name="P1" svg:width="6.2988in" svg:height="3.5429in" svg:x="5.3732in" svg:y="0.7504in">
            <draw:object draw:notify-on-update-of-ranges="MCTS.C6:MCTS.C12 MCTS.D5:MCTS.D5 MCTS.D6:MCTS.D12 MCTS.C6:MCTS.C12 MCTS.E5:MCTS.E5 MCTS.E6:MCTS.E12 MCTS.C6:MCTS.C12 MCTS.F5:MCTS.F5 MCTS.F6:MCTS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ples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ubou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E6]-2.23436792" office:value-type="float" office:value="1.02563208" calcext:value-type="float">
            <text:p>1.02563208</text:p>
          </table:table-cell>
          <table:table-cell office:value-type="float" office:value="3.26" calcext:value-type="float">
            <text:p>3.26</text:p>
          </table:table-cell>
          <table:table-cell table:formula="of:=[.E6]+2.23436792" office:value-type="float" office:value="5.49436792" calcext:value-type="float">
            <text:p>5.4943679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E7]-3.25175337" office:value-type="float" office:value="0.43824663" calcext:value-type="float">
            <text:p>0.43824663</text:p>
          </table:table-cell>
          <table:table-cell office:value-type="float" office:value="3.69" calcext:value-type="float">
            <text:p>3.69</text:p>
          </table:table-cell>
          <table:table-cell table:formula="of:=[.E7]+3.25175337" office:value-type="float" office:value="6.94175337" calcext:value-type="float">
            <text:p>6.9417533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E8]-3.25175337" office:value-type="float" office:value="0.43824663" calcext:value-type="float">
            <text:p>0.43824663</text:p>
          </table:table-cell>
          <table:table-cell office:value-type="float" office:value="3.69" calcext:value-type="float">
            <text:p>3.69</text:p>
          </table:table-cell>
          <table:table-cell table:formula="of:=[.E8]+3.25175337" office:value-type="float" office:value="6.94175337" calcext:value-type="float">
            <text:p>6.9417533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E9]-3.25175337" office:value-type="float" office:value="0.43824663" calcext:value-type="float">
            <text:p>0.43824663</text:p>
          </table:table-cell>
          <table:table-cell office:value-type="float" office:value="3.69" calcext:value-type="float">
            <text:p>3.69</text:p>
          </table:table-cell>
          <table:table-cell table:formula="of:=[.E9]+3.25175337" office:value-type="float" office:value="6.94175337" calcext:value-type="float">
            <text:p>6.9417533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E10]-3.25175337" office:value-type="float" office:value="0.84824663" calcext:value-type="float">
            <text:p>0.84824663</text:p>
          </table:table-cell>
          <table:table-cell office:value-type="float" office:value="4.1" calcext:value-type="float">
            <text:p>4.1</text:p>
          </table:table-cell>
          <table:table-cell table:formula="of:=[.E10]+3.25175337" office:value-type="float" office:value="7.35175337" calcext:value-type="float">
            <text:p>7.3517533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E11]-4.43597791" office:value-type="float" office:value="0.66402209" calcext:value-type="float">
            <text:p>0.66402209</text:p>
          </table:table-cell>
          <table:table-cell office:value-type="float" office:value="5.1" calcext:value-type="float">
            <text:p>5.1</text:p>
          </table:table-cell>
          <table:table-cell table:formula="of:=[.E11]+4.43597791" office:value-type="float" office:value="9.53597791" calcext:value-type="float">
            <text:p>9.5359779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E12]-5.15154346" office:value-type="float" office:value="1.80845654" calcext:value-type="float">
            <text:p>1.80845654</text:p>
          </table:table-cell>
          <table:table-cell office:value-type="float" office:value="6.96" calcext:value-type="float">
            <text:p>6.96</text:p>
          </table:table-cell>
          <table:table-cell table:formula="of:=[.E12]+5.15154346" office:value-type="float" office:value="12.11154346" calcext:value-type="float">
            <text:p>12.11154346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2591in" svg:y="0.8031in">
            <draw:object draw:notify-on-update-of-ranges="Sheet3.H5:Sheet3.H11 Sheet3.C5:Sheet3.C13 Sheet3.D4:Sheet3.D4 Sheet3.D5:Sheet3.D13 Sheet3.G5:Sheet3.G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mples</text:p>
          </table:table-cell>
          <table:table-cell office:value-type="string" calcext:value-type="string">
            <text:p>mean_LAP3</text:p>
          </table:table-cell>
          <table:table-cell table:number-columns-repeated="2"/>
          <table:table-cell office:value-type="string" calcext:value-type="string">
            <text:p>samples</text:p>
          </table:table-cell>
          <table:table-cell office:value-type="string" calcext:value-type="string">
            <text:p>mean_MCTS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.31" calcext:value-type="float">
            <text:p>7.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.07" calcext:value-type="float">
            <text:p>8.0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.12" calcext:value-type="float">
            <text:p>8.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.86" calcext:value-type="float">
            <text:p>8.8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.8556701030928" calcext:value-type="float">
            <text:p>10.855670103092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0.680412371134" calcext:value-type="float">
            <text:p>10.6804123711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1.1382978723404" calcext:value-type="float">
            <text:p>11.13829787234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8:04:31.572949003</meta:creation-date>
    <dc:date>2023-02-28T19:08:42.808159524</dc:date>
    <meta:editing-duration>PT12M18S</meta:editing-duration>
    <meta:editing-cycles>4</meta:editing-cycles>
    <meta:generator>LibreOffice/7.3.7.2$Linux_X86_64 LibreOffice_project/30$Build-2</meta:generator>
    <meta:document-statistic meta:table-count="3" meta:cell-count="10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" svg:stroke-width="0.08cm" svg:stroke-color="#000080" draw:fill-color="#000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80" draw:fill-color="#000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45cm" svg:y="3.703cm" style:legend-expansion="high" chart:style-name="ch2"/>
        <chart:plot-area chart:style-name="ch3" table:cell-range-address="LAP3.C6:LAP3.F14 LAP3.D5:LAP3.F5" chart:data-source-has-labels="row" svg:x="0.32cm" svg:y="0.18cm" svg:width="12.105cm" svg:height="8.64cm">
          <chart:coordinate-region svg:x="0.941cm" svg:y="0.379cm" svg:width="11.29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AP3.D6:LAP3.D14" chart:label-cell-address="LAP3.D5:LAP3.D5" chart:class="chart:scatter">
            <chart:domain table:cell-range-address="LAP3.C6:LAP3.C14"/>
            <chart:data-point chart:repeated="9"/>
          </chart:series>
          <chart:series chart:style-name="ch8" chart:values-cell-range-address="LAP3.E6:LAP3.E14" chart:label-cell-address="LAP3.E5:LAP3.E5" chart:class="chart:scatter">
            <chart:data-point chart:repeated="9"/>
          </chart:series>
          <chart:series chart:style-name="ch7" chart:values-cell-range-address="LAP3.F6:LAP3.F14" chart:label-cell-address="LAP3.F5:LAP3.F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bound</text:p>
                <draw:g>
                  <svg:desc>LAP3.D5:LAP3.D5</svg:desc>
                </draw:g>
              </table:table-cell>
              <table:table-cell office:value-type="string">
                <text:p>mean</text:p>
                <draw:g>
                  <svg:desc>LAP3.E5:LAP3.E5</svg:desc>
                </draw:g>
              </table:table-cell>
              <table:table-cell office:value-type="string">
                <text:p>ubound</text:p>
                <draw:g>
                  <svg:desc>LAP3.F5:LAP3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LAP3.C6:LAP3.C14</svg:desc>
                </draw:g>
              </table:table-cell>
              <table:table-cell office:value-type="float" office:value="1.8536627522104">
                <text:p>1.8536627522104</text:p>
                <draw:g>
                  <svg:desc>LAP3.D6:LAP3.D14</svg:desc>
                </draw:g>
              </table:table-cell>
              <table:table-cell office:value-type="float" office:value="7.31">
                <text:p>7.31</text:p>
                <draw:g>
                  <svg:desc>LAP3.E6:LAP3.E14</svg:desc>
                </draw:g>
              </table:table-cell>
              <table:table-cell office:value-type="float" office:value="12.7663372477896">
                <text:p>12.7663372477896</text:p>
                <draw:g>
                  <svg:desc>LAP3.F6:LAP3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3.06645580158878">
                <text:p>3.06645580158878</text:p>
              </table:table-cell>
              <table:table-cell office:value-type="float" office:value="8.07">
                <text:p>8.07</text:p>
              </table:table-cell>
              <table:table-cell office:value-type="float" office:value="13.0735441984112">
                <text:p>13.0735441984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18347359682003">
                <text:p>3.18347359682003</text:p>
              </table:table-cell>
              <table:table-cell office:value-type="float" office:value="8.12">
                <text:p>8.12</text:p>
              </table:table-cell>
              <table:table-cell office:value-type="float" office:value="13.05652640318">
                <text:p>13.05652640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.28041962404724">
                <text:p>3.28041962404724</text:p>
              </table:table-cell>
              <table:table-cell office:value-type="float" office:value="8.86">
                <text:p>8.86</text:p>
              </table:table-cell>
              <table:table-cell office:value-type="float" office:value="14.4395803759528">
                <text:p>14.4395803759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.55034273443918">
                <text:p>4.55034273443918</text:p>
              </table:table-cell>
              <table:table-cell office:value-type="float" office:value="8.94">
                <text:p>8.94</text:p>
              </table:table-cell>
              <table:table-cell office:value-type="float" office:value="13.3296572655608">
                <text:p>13.3296572655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5.11479992640551">
                <text:p>5.11479992640551</text:p>
              </table:table-cell>
              <table:table-cell office:value-type="float" office:value="9.99">
                <text:p>9.99</text:p>
              </table:table-cell>
              <table:table-cell office:value-type="float" office:value="14.8652000735945">
                <text:p>14.8652000735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.8996348708363">
                <text:p>5.8996348708363</text:p>
              </table:table-cell>
              <table:table-cell office:value-type="float" office:value="10.8556701030928">
                <text:p>10.8556701030928</text:p>
              </table:table-cell>
              <table:table-cell office:value-type="float" office:value="15.8117053353493">
                <text:p>15.8117053353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5.80157543717334">
                <text:p>5.80157543717334</text:p>
              </table:table-cell>
              <table:table-cell office:value-type="float" office:value="10.680412371134">
                <text:p>10.680412371134</text:p>
              </table:table-cell>
              <table:table-cell office:value-type="float" office:value="15.5592493050947">
                <text:p>15.5592493050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.23799929940973">
                <text:p>6.23799929940973</text:p>
              </table:table-cell>
              <table:table-cell office:value-type="float" office:value="11.1382978723404">
                <text:p>11.1382978723404</text:p>
              </table:table-cell>
              <table:table-cell office:value-type="float" office:value="16.0385964452711">
                <text:p>16.0385964452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703cm" style:legend-expansion="high" chart:style-name="ch2"/>
        <chart:plot-area chart:style-name="ch3" table:cell-range-address="MCTS.C6:MCTS.F12 MCTS.D5:MCTS.F5" chart:data-source-has-labels="row" svg:x="0.32cm" svg:y="0.18cm" svg:width="12.905cm" svg:height="8.64cm">
          <chart:coordinate-region svg:x="0.94cm" svg:y="0.38cm" svg:width="12.09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CTS.D6:MCTS.D12" chart:label-cell-address="MCTS.D5:MCTS.D5" chart:class="chart:scatter">
            <chart:domain table:cell-range-address="MCTS.C6:MCTS.C12"/>
            <chart:data-point chart:repeated="7"/>
          </chart:series>
          <chart:series chart:style-name="ch8" chart:values-cell-range-address="MCTS.E6:MCTS.E12" chart:label-cell-address="MCTS.E5:MCTS.E5" chart:class="chart:scatter">
            <chart:data-point chart:repeated="7"/>
          </chart:series>
          <chart:series chart:style-name="ch9" chart:values-cell-range-address="MCTS.F6:MCTS.F12" chart:label-cell-address="MCTS.F5:MCTS.F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bound</text:p>
                <draw:g>
                  <svg:desc>MCTS.D5:MCTS.D5</svg:desc>
                </draw:g>
              </table:table-cell>
              <table:table-cell office:value-type="string">
                <text:p>mean</text:p>
                <draw:g>
                  <svg:desc>MCTS.E5:MCTS.E5</svg:desc>
                </draw:g>
              </table:table-cell>
              <table:table-cell office:value-type="string">
                <text:p>ubound</text:p>
                <draw:g>
                  <svg:desc>MCTS.F5:MCTS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MCTS.C6:MCTS.C12</svg:desc>
                </draw:g>
              </table:table-cell>
              <table:table-cell office:value-type="float" office:value="1.02563208">
                <text:p>1.02563208</text:p>
                <draw:g>
                  <svg:desc>MCTS.D6:MCTS.D12</svg:desc>
                </draw:g>
              </table:table-cell>
              <table:table-cell office:value-type="float" office:value="3.26">
                <text:p>3.26</text:p>
                <draw:g>
                  <svg:desc>MCTS.E6:MCTS.E12</svg:desc>
                </draw:g>
              </table:table-cell>
              <table:table-cell office:value-type="float" office:value="5.49436792">
                <text:p>5.49436792</text:p>
                <draw:g>
                  <svg:desc>MCTS.F6:MCTS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43824663">
                <text:p>0.43824663</text:p>
              </table:table-cell>
              <table:table-cell office:value-type="float" office:value="3.69">
                <text:p>3.69</text:p>
              </table:table-cell>
              <table:table-cell office:value-type="float" office:value="6.94175337">
                <text:p>6.94175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43824663">
                <text:p>0.43824663</text:p>
              </table:table-cell>
              <table:table-cell office:value-type="float" office:value="3.69">
                <text:p>3.69</text:p>
              </table:table-cell>
              <table:table-cell office:value-type="float" office:value="6.94175337">
                <text:p>6.94175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43824663">
                <text:p>0.43824663</text:p>
              </table:table-cell>
              <table:table-cell office:value-type="float" office:value="3.69">
                <text:p>3.69</text:p>
              </table:table-cell>
              <table:table-cell office:value-type="float" office:value="6.94175337">
                <text:p>6.94175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84824663">
                <text:p>0.84824663</text:p>
              </table:table-cell>
              <table:table-cell office:value-type="float" office:value="4.1">
                <text:p>4.1</text:p>
              </table:table-cell>
              <table:table-cell office:value-type="float" office:value="7.35175337">
                <text:p>7.35175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66402209">
                <text:p>0.66402209</text:p>
              </table:table-cell>
              <table:table-cell office:value-type="float" office:value="5.1">
                <text:p>5.1</text:p>
              </table:table-cell>
              <table:table-cell office:value-type="float" office:value="9.53597791">
                <text:p>9.53597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1.80845654">
                <text:p>1.80845654</text:p>
              </table:table-cell>
              <table:table-cell office:value-type="float" office:value="6.96">
                <text:p>6.96</text:p>
              </table:table-cell>
              <table:table-cell office:value-type="float" office:value="12.11154346">
                <text:p>12.11154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777cm" svg:y="3.952cm" style:legend-expansion="high" chart:style-name="ch2"/>
        <chart:plot-area chart:style-name="ch3" table:cell-range-address="Sheet3.H5:Sheet3.H11 Sheet3.C4:Sheet3.D13" chart:data-source-has-labels="both" svg:x="0.32cm" svg:y="0.18cm" svg:width="12.137cm" svg:height="8.64cm">
          <chart:coordinate-region svg:x="0.941cm" svg:y="0.379cm" svg:width="11.329cm" svg:height="7.794cm"/>
          <chart:axis chart:dimension="x" chart:name="primary-x" chart:style-name="ch4" chartooo:axis-type="auto">
            <chart:categories table:cell-range-address="Sheet3.H5:Sheet3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5:Sheet3.D13" chart:label-cell-address="Sheet3.D4:Sheet3.D4" chart:class="chart:scatter">
            <chart:domain table:cell-range-address="Sheet3.C5:Sheet3.C13"/>
            <chart:data-point chart:repeated="9"/>
          </chart:series>
          <chart:series chart:style-name="ch8" chart:values-cell-range-address="" chart:class="chart:scatter">
            <chart:domain table:cell-range-address="Sheet3.G5:Sheet3.G11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n_LAP3</text:p>
                <draw:g>
                  <svg:desc>Sheet3.D4:Sheet3.D4</svg:desc>
                </draw:g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3.26">
                <text:p>3.26</text:p>
                <draw:g>
                  <svg:desc>Sheet3.H5:Sheet3.H11</svg:desc>
                </draw:g>
              </table:table-cell>
              <table:table-cell office:value-type="float" office:value="20">
                <text:p>20</text:p>
                <draw:g>
                  <svg:desc>Sheet3.C5:Sheet3.C13</svg:desc>
                </draw:g>
              </table:table-cell>
              <table:table-cell office:value-type="float" office:value="7.31">
                <text:p>7.31</text:p>
                <draw:g>
                  <svg:desc>Sheet3.D5:Sheet3.D13</svg:desc>
                </draw:g>
              </table:table-cell>
              <table:table-cell office:value-type="float" office:value="6">
                <text:p>6</text:p>
                <draw:g>
                  <svg:desc>Sheet3.G5:Sheet3.G11</svg:desc>
                </draw:g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25">
                <text:p>25</text:p>
              </table:table-cell>
              <table:table-cell office:value-type="float" office:value="8.07">
                <text:p>8.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30">
                <text:p>30</text:p>
              </table:table-cell>
              <table:table-cell office:value-type="float" office:value="8.12">
                <text:p>8.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35">
                <text:p>35</text:p>
              </table:table-cell>
              <table:table-cell office:value-type="float" office:value="8.86">
                <text:p>8.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40">
                <text:p>40</text:p>
              </table:table-cell>
              <table:table-cell office:value-type="float" office:value="8.94">
                <text:p>8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5">
                <text:p>45</text:p>
              </table:table-cell>
              <table:table-cell office:value-type="float" office:value="9.99">
                <text:p>9.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50">
                <text:p>50</text:p>
              </table:table-cell>
              <table:table-cell office:value-type="float" office:value="10.8556701030928">
                <text:p>10.85567010309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10.680412371134">
                <text:p>10.68041237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1.1382978723404">
                <text:p>11.13829787234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